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5-09-24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4-09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3-09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2-09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1-09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20-09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9-09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8-09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7-09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6-09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3-04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2012-04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52076101201</text:p>
          </table:table-cell>
          <table:table-cell office:value-type="string" calcext:value-type="string">
            <text:p>TA Dc <text:s/>54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